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cc967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font-size="15pt" style:text-underline-style="none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font-size="18pt" fo:font-weight="bold" officeooo:rsid="01ce4b15" officeooo:paragraph-rsid="01ce4b15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size="18pt" fo:font-weight="bold" officeooo:paragraph-rsid="01d8fdf5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size="18pt" fo:font-weight="bold" officeooo:paragraph-rsid="01de923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font-size="18pt" fo:font-weight="bold" officeooo:paragraph-rsid="01e10b1e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18pt" fo:font-weight="bold" officeooo:paragraph-rsid="01ea7529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start" style:justify-single-word="false"/>
      <style:text-properties officeooo:paragraph-rsid="002cc967"/>
    </style:style>
    <style:style style:name="P12" style:family="paragraph" style:parent-style-name="Text_20_body" style:list-style-name="L2"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text-align="start" style:justify-single-word="false"/>
      <style:text-properties fo:font-size="24pt" fo:font-weight="bold" officeooo:paragraph-rsid="01ad1929" style:font-size-asian="24pt" style:font-weight-asian="bold" style:font-size-complex="24pt" style:font-weight-complex="bold"/>
    </style:style>
    <style:style style:name="P15" style:family="paragraph" style:parent-style-name="Text_20_body" style:list-style-name="L4">
      <style:text-properties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 style:list-style-name="L2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paragraph-rsid="01d3462f" style:font-size-asian="18pt" style:font-weight-asian="bold" style:font-size-complex="18pt" style:font-weight-complex="bold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d3462f" style:font-size-asian="18pt" style:font-weight-asian="bold" style:font-size-complex="18pt" style:font-weight-complex="bold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d8fdf5" style:font-size-asian="18pt" style:font-weight-asian="bold" style:font-size-complex="18pt" style:font-weight-complex="bold"/>
    </style:style>
    <style:style style:name="P20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de923d" style:font-size-asian="18pt" style:font-weight-asian="bold" style:font-size-complex="18pt" style:font-weight-complex="bold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e10b1e" style:font-size-asian="18pt" style:font-weight-asian="bold" style:font-size-complex="18pt" style:font-weight-complex="bold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fo:font-size="18pt" fo:font-weight="bold" officeooo:rsid="01ce4b15" officeooo:paragraph-rsid="01e66363" style:font-size-asian="18pt" style:font-weight-asian="bold" style:font-size-complex="18pt" style:font-weight-complex="bold"/>
    </style:style>
    <style:style style:name="P23" style:family="paragraph" style:parent-style-name="Text_20_body">
      <style:paragraph-properties fo:margin-top="0cm" fo:margin-bottom="0cm" loext:contextual-spacing="false"/>
      <style:text-properties fo:font-size="15pt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P24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ce4b15" style:font-size-asian="13.1000003814697pt" style:font-weight-asian="normal" style:font-size-complex="15pt" style:font-weight-complex="normal"/>
    </style:style>
    <style:style style:name="P25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3462f" style:font-size-asian="13.1000003814697pt" style:font-weight-asian="normal" style:font-size-complex="15pt" style:font-weight-complex="normal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7763d" style:font-size-asian="13.1000003814697pt" style:font-weight-asian="normal" style:font-size-complex="15pt" style:font-weight-complex="normal"/>
    </style:style>
    <style:style style:name="P27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8fdf5" style:font-size-asian="13.1000003814697pt" style:font-weight-asian="normal" style:font-size-complex="15pt" style:font-weight-complex="normal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de923d" style:font-size-asian="13.1000003814697pt" style:font-weight-asian="normal" style:font-size-complex="15pt" style:font-weight-complex="normal"/>
    </style:style>
    <style:style style:name="P29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cef875" officeooo:paragraph-rsid="01e10b1e" style:font-size-asian="13.1000003814697pt" style:font-weight-asian="normal" style:font-size-complex="15pt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d8fdf5" style:font-size-asian="13.1000003814697pt" style:font-weight-asian="normal" style:font-size-complex="15pt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de923d" style:font-size-asian="13.1000003814697pt" style:font-weight-asian="normal" style:font-size-complex="15pt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fo:font-size="15pt" fo:font-weight="normal" officeooo:rsid="01cef875" officeooo:paragraph-rsid="01e10b1e" style:font-size-asian="13.1000003814697pt" style:font-weight-asian="normal" style:font-size-complex="15pt" style:font-weight-complex="normal"/>
    </style:style>
    <style:style style:name="P33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dae2d2" officeooo:paragraph-rsid="01d8fdf5" style:font-size-asian="13.1000003814697pt" style:font-weight-asian="normal" style:font-size-complex="15pt" style:font-weight-complex="normal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dae2d2" officeooo:paragraph-rsid="01de923d" style:font-size-asian="13.1000003814697pt" style:font-weight-asian="normal" style:font-size-complex="15pt" style:font-weight-complex="normal"/>
    </style:style>
    <style:style style:name="P35" style:family="paragraph" style:parent-style-name="Text_20_body" style:list-style-name="L2">
      <style:paragraph-properties fo:margin-top="0cm" fo:margin-bottom="0cm" loext:contextual-spacing="false"/>
      <style:text-properties fo:font-size="15pt" fo:font-weight="normal" officeooo:rsid="01dae2d2" officeooo:paragraph-rsid="01e10b1e" style:font-size-asian="13.1000003814697pt" style:font-weight-asian="normal" style:font-size-complex="15pt" style:font-weight-complex="normal"/>
    </style:style>
    <style:style style:name="P36" style:family="paragraph" style:parent-style-name="Text_20_body" style:list-style-name="L5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37" style:family="paragraph" style:parent-style-name="Text_20_body" style:list-style-name="L4">
      <style:paragraph-properties fo:margin-top="0cm" fo:margin-bottom="0cm" loext:contextual-spacing="false"/>
    </style:style>
    <style:style style:name="P38" style:family="paragraph" style:parent-style-name="Text_20_body" style:list-style-name="L4">
      <style:paragraph-properties fo:margin-top="0cm" fo:margin-bottom="0cm" loext:contextual-spacing="false"/>
      <style:text-properties officeooo:paragraph-rsid="01ad1929"/>
    </style:style>
    <style:style style:name="P39" style:family="paragraph" style:parent-style-name="Text_20_body" style:list-style-name="L4">
      <style:paragraph-properties fo:margin-top="0cm" fo:margin-bottom="0cm" loext:contextual-spacing="false"/>
      <style:text-properties officeooo:paragraph-rsid="01bc9e18"/>
    </style:style>
    <style:style style:name="P40" style:family="paragraph" style:parent-style-name="Text_20_body" style:list-style-name="L4">
      <style:paragraph-properties fo:margin-top="0cm" fo:margin-bottom="0cm" loext:contextual-spacing="false"/>
      <style:text-properties officeooo:paragraph-rsid="01c05d46"/>
    </style:style>
    <style:style style:name="P41" style:family="paragraph" style:parent-style-name="Text_20_body" style:list-style-name="L3">
      <style:paragraph-properties fo:margin-top="0cm" fo:margin-bottom="0cm" loext:contextual-spacing="false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5pt" style:text-underline-style="none" fo:font-weight="bold" officeooo:rsid="01ce4b15" officeooo:paragraph-rsid="01ce4b15" style:font-size-asian="13.1000003814697pt" style:font-weight-asian="bold" style:font-size-complex="15pt" style:font-weight-complex="bold"/>
    </style:style>
    <style:style style:name="P44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5pt" style:text-underline-style="none" fo:font-weight="normal" officeooo:rsid="01ce4b15" officeooo:paragraph-rsid="01ce4b15" style:font-size-asian="13.1000003814697pt" style:font-weight-asian="normal" style:font-size-complex="15pt" style:font-weight-complex="normal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officeooo:rsid="01ce4b1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1cef875" style:font-size-asian="13.1000003814697pt" style:font-weight-asian="normal" style:font-size-complex="15pt" style:font-weight-complex="normal"/>
    </style:style>
    <style:style style:name="T8" style:family="text">
      <style:text-properties fo:font-size="15pt" fo:font-weight="normal" officeooo:rsid="01ce4b15" style:font-size-asian="13.1000003814697pt" style:font-weight-asian="normal" style:font-size-complex="15pt" style:font-weight-complex="normal"/>
    </style:style>
    <style:style style:name="T9" style:family="text">
      <style:text-properties fo:font-size="15pt" fo:font-weight="normal" officeooo:rsid="01d3518a" style:font-size-asian="13.1000003814697pt" style:font-weight-asian="normal" style:font-size-complex="15pt" style:font-weight-complex="normal"/>
    </style:style>
    <style:style style:name="T10" style:family="text">
      <style:text-properties fo:font-size="15pt" fo:font-weight="normal" officeooo:rsid="01d4c56c" style:font-size-asian="13.1000003814697pt" style:font-weight-asian="normal" style:font-size-complex="15pt" style:font-weight-complex="normal"/>
    </style:style>
    <style:style style:name="T11" style:family="text">
      <style:text-properties fo:font-size="15pt" fo:font-weight="normal" officeooo:rsid="01dae2d2" style:font-size-asian="13.1000003814697pt" style:font-weight-asian="normal" style:font-size-complex="15pt" style:font-weight-complex="normal"/>
    </style:style>
    <style:style style:name="T12" style:family="text">
      <style:text-properties fo:font-size="15pt" fo:font-weight="normal" officeooo:rsid="01ded1b4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1e4b1f9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1e643ca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1e66363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officeooo:rsid="01e8933f" style:font-size-asian="13.1000003814697pt" style:font-weight-asian="normal" style:font-size-complex="15pt" style:font-weight-complex="normal"/>
    </style:style>
    <style:style style:name="T17" style:family="text">
      <style:text-properties fo:font-size="15pt" fo:font-weight="normal" officeooo:rsid="01e9a97e" style:font-size-asian="13.1000003814697pt" style:font-weight-asian="normal" style:font-size-complex="15pt" style:font-weight-complex="normal"/>
    </style:style>
    <style:style style:name="T18" style:family="text">
      <style:text-properties officeooo:rsid="01cef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4">5</text:span> <text:span text:style-name="T2">JENKINS</text:span></text:p>
      <text:p text:style-name="P2"/>
      <text:list xml:id="list893815210759336549" text:style-name="L1">
        <text:list-item>
          <text:p text:style-name="P42">Assignment 1</text:p>
          <text:p text:style-name="P43"/>
        </text:list-item>
      </text:list>
      <text:p text:style-name="P11"><text:span text:style-name="Source_20_Text"><text:span text:style-name="T1">Create Job DSL for </text:span></text:span></text:p>
      <text:list xml:id="list642031923394565495" text:style-name="L2">
        <text:list-item>
          <text:list>
            <text:list-item>
              <text:p text:style-name="P16">helloworld Job </text:p>
              <text:p text:style-name="P16"><text:s text:c="2"/></text:p>
            </text:list-item>
          </text:list>
          <text:p text:style-name="P44">job(‘hello world’) {</text:p>
          <text:list text:continue-numbering="true">
            <text:list-header>
              <text:p text:style-name="P44">s<text:span text:style-name="T18">teps</text:span> {</text:p>
              <text:p text:style-name="P44"><text:s text:c="3"/>shell(‘echo “hello world”’)</text:p>
              <text:list>
                <text:list-header>
                  <text:p text:style-name="P44">}</text:p>
                </text:list-header>
              </text:list>
            </text:list-header>
          </text:list>
        </text:list-item>
      </text:list>
      <text:p text:style-name="P4"><text:s text:c="19"/>}</text:p>
      <text:p text:style-name="P4"/>
      <text:list xml:id="list15056337868875" text:continue-numbering="true" text:style-name="L2">
        <text:list-item>
          <text:list>
            <text:list-item>
              <text:p text:style-name="P16">hellotoperson Job (Take SALUTATION as choice parameter &amp; NAME as string parameter) </text:p>
            </text:list-item>
          </text:list>
        </text:list-item>
      </text:list>
      <text:p text:style-name="P6"/>
      <text:p text:style-name="P6"><text:tab/><text:span text:style-name="T5"> <text:s/></text:span><text:span text:style-name="T6">job(‘hello person’) {</text:span></text:p>
      <text:p text:style-name="P23"><text:tab/><text:tab/>parameters {</text:p>
      <text:p text:style-name="P6"><text:span text:style-name="T6"><text:s text:c="15"/>strin</text:span><text:span text:style-name="T7">p</text:span><text:span text:style-name="T6">aram</text:span><text:span text:style-name="T7">(‘Name’, ‘ ‘)</text:span></text:p>
      <text:p text:style-name="P24"><text:s text:c="15"/>choiceparam(‘Salutation’, [‘Mr.’, ‘Mrs.’])</text:p>
      <text:p text:style-name="P24"><text:s text:c="15"/>}</text:p>
      <text:p text:style-name="P24"><text:s text:c="11"/></text:p>
      <text:list xml:id="list15054874526509" text:continue-numbering="true" text:style-name="L2">
        <text:list-item>
          <text:list>
            <text:list-item>
              <text:p text:style-name="P17">Gitclone and list content of cloned directory</text:p>
              <text:p text:style-name="P17"/>
              <text:p text:style-name="P17"><text:s/><text:span text:style-name="T8">job(‘hello </text:span><text:span text:style-name="T9">git</text:span><text:span text:style-name="T8">’) {</text:span></text:p>
            </text:list-item>
          </text:list>
          <text:p text:style-name="P18"><text:span text:style-name="T6"><text:tab/><text:tab/></text:span><text:span text:style-name="T9">scm</text:span><text:span text:style-name="T6"> {</text:span></text:p>
          <text:p text:style-name="P18"><text:span text:style-name="T6"><text:s text:c="15"/></text:span><text:span text:style-name="T9">git</text:span><text:span text:style-name="T7">(‘</text:span><text:span text:style-name="T10">https://github.com/lovedeepsh/jenkins.git</text:span><text:span text:style-name="T7">‘)</text:span></text:p>
          <text:p text:style-name="P25"><text:s text:c="15"/>}</text:p>
          <text:p text:style-name="P25"/>
          <text:p text:style-name="P25"><text:s text:c="11"/>steps {</text:p>
          <text:p text:style-name="P18"><text:span text:style-name="T7"><text:s text:c="16"/>shell(‘ls -</text:span><text:span text:style-name="T9">al</text:span><text:span text:style-name="T7">’)</text:span></text:p>
          <text:p text:style-name="P26"><text:s text:c="12"/>} </text:p>
          <text:p text:style-name="P26"><text:soft-page-break/><text:s text:c="7"/>}</text:p>
          <text:list text:continue-numbering="true">
            <text:list-header>
              <text:p text:style-name="P25"/>
            </text:list-header>
            <text:list-item>
              <text:p text:style-name="P16">buildperiodically Job (This job will run by every 5 min) </text:p>
            </text:list-item>
          </text:list>
        </text:list-item>
      </text:list>
      <text:p text:style-name="P5"/>
      <text:p text:style-name="P7"><text:tab/><text:tab/><text:tab/><text:span text:style-name="T8">job(‘hello </text:span><text:span text:style-name="T11">periodical</text:span><text:span text:style-name="T8">’) {</text:span></text:p>
      <text:list xml:id="list15056523358355" text:continue-numbering="true" text:style-name="L2">
        <text:list-header>
          <text:p text:style-name="P19"><text:span text:style-name="T6"><text:tab/><text:tab/></text:span><text:span text:style-name="T9">scm</text:span><text:span text:style-name="T6"> {</text:span></text:p>
          <text:p text:style-name="P19"><text:span text:style-name="T6"><text:s text:c="15"/></text:span><text:span text:style-name="T9">git</text:span><text:span text:style-name="T7">(‘</text:span><text:span text:style-name="T10">https://github.com/lovedeepsh/jenkins.git</text:span><text:span text:style-name="T7">‘)</text:span></text:p>
          <text:p text:style-name="P27"><text:s text:c="15"/>}</text:p>
          <text:p text:style-name="P19"><text:span text:style-name="T7"><text:s text:c="7"/></text:span><text:span text:style-name="T11">triggers {</text:span></text:p>
          <text:p text:style-name="P33"><text:s text:c="15"/>cron(‘*/5 * * * * ‘)</text:p>
          <text:p text:style-name="P33"><text:s text:c="15"/>}</text:p>
          <text:p text:style-name="P27"><text:s text:c="11"/>steps {</text:p>
          <text:p text:style-name="P19"><text:span text:style-name="T7"><text:s text:c="16"/>shell(‘ls -</text:span><text:span text:style-name="T9">al</text:span><text:span text:style-name="T7">’)</text:span></text:p>
          <text:p text:style-name="P27"><text:s text:c="12"/>} </text:p>
        </text:list-header>
      </text:list>
      <text:p text:style-name="P30"><text:s text:c="18"/>}</text:p>
      <text:p text:style-name="P30"/>
      <text:list xml:id="list15055105084227" text:continue-numbering="true" text:style-name="L2">
        <text:list-item>
          <text:list>
            <text:list-item>
              <text:p text:style-name="P16">pollscm Job (This job will have a poll interval of 2 min) </text:p>
            </text:list-item>
          </text:list>
        </text:list-item>
      </text:list>
      <text:p text:style-name="P5"/>
      <text:p text:style-name="P8"><text:s text:c="13"/><text:span text:style-name="T8">job(‘hello </text:span><text:span text:style-name="T11">p</text:span><text:span text:style-name="T13">ol</text:span><text:span text:style-name="T8">’) {</text:span></text:p>
      <text:list xml:id="list15056890145570" text:continue-numbering="true" text:style-name="L2">
        <text:list-header>
          <text:p text:style-name="P20"><text:span text:style-name="T6"><text:tab/><text:tab/></text:span><text:span text:style-name="T9">scm</text:span><text:span text:style-name="T6"> {</text:span></text:p>
          <text:p text:style-name="P20"><text:span text:style-name="T6"><text:s text:c="15"/></text:span><text:span text:style-name="T9">git</text:span><text:span text:style-name="T7">(‘</text:span><text:span text:style-name="T10">https://github.com/lovedeepsh/jenkins.git</text:span><text:span text:style-name="T7">‘)</text:span></text:p>
          <text:p text:style-name="P28"><text:s text:c="15"/>}</text:p>
          <text:p text:style-name="P20"><text:span text:style-name="T7"><text:s text:c="7"/></text:span><text:span text:style-name="T11">triggers {</text:span></text:p>
          <text:p text:style-name="P20"><text:span text:style-name="T11"><text:s text:c="15"/></text:span><text:span text:style-name="T12">scm</text:span><text:span text:style-name="T11">(‘*/</text:span><text:span text:style-name="T12">2</text:span><text:span text:style-name="T11"> * * * * ‘)</text:span></text:p>
          <text:p text:style-name="P34"><text:s text:c="15"/>}</text:p>
          <text:p text:style-name="P28"><text:s text:c="11"/>steps {</text:p>
          <text:p text:style-name="P20"><text:span text:style-name="T7"><text:s text:c="16"/>shell(‘</text:span><text:span text:style-name="T15">ls -al</text:span><text:span text:style-name="T7">’)</text:span></text:p>
          <text:p text:style-name="P28"><text:s text:c="12"/>} </text:p>
        </text:list-header>
      </text:list>
      <text:p text:style-name="P31"><text:s text:c="18"/>}</text:p>
      <text:p text:style-name="P31"/>
      <text:list xml:id="list15054876747141" text:continue-numbering="true" text:style-name="L2">
        <text:list-item>
          <text:list>
            <text:list-item>
              <text:p text:style-name="P16"><text:soft-page-break/>upstream Job (This job have helloworld job as upstream) </text:p>
            </text:list-item>
          </text:list>
        </text:list-item>
      </text:list>
      <text:p text:style-name="P5"/>
      <text:p text:style-name="P9"><text:s text:c="13"/><text:span text:style-name="T8">job(‘hello </text:span><text:span text:style-name="T17">upstream</text:span><text:span text:style-name="T8">’) {</text:span></text:p>
      <text:list xml:id="list15056372535330" text:continue-numbering="true" text:style-name="L2">
        <text:list-header>
          <text:p text:style-name="P21"><text:span text:style-name="T6"><text:tab/><text:tab/></text:span><text:span text:style-name="T7"> <text:s text:c="6"/></text:span><text:span text:style-name="T11">triggers {</text:span></text:p>
          <text:p text:style-name="P21"><text:span text:style-name="T11"><text:s text:c="15"/></text:span><text:span text:style-name="T16">upstream</text:span><text:span text:style-name="T11">(‘</text:span><text:span text:style-name="T16">parameterised-hello-world’, ‘SUCCESS’</text:span><text:span text:style-name="T11">)</text:span></text:p>
          <text:p text:style-name="P35"><text:s text:c="15"/>}</text:p>
          <text:p text:style-name="P29"><text:s text:c="11"/>steps {</text:p>
          <text:p text:style-name="P22"><text:span text:style-name="T7"><text:s text:c="16"/>shell(‘</text:span><text:span text:style-name="T14">echo </text:span><text:span text:style-name="T7">“</text:span><text:span text:style-name="T14">This is downstream</text:span><text:span text:style-name="T7">”’)</text:span></text:p>
          <text:p text:style-name="P29"><text:s text:c="12"/>} </text:p>
        </text:list-header>
      </text:list>
      <text:p text:style-name="P32"><text:s text:c="18"/>}</text:p>
      <text:p text:style-name="P5"/>
      <text:list xml:id="list15055436162470" text:continue-numbering="true" text:style-name="L2">
        <text:list-item>
          <text:list>
            <text:list-item>
              <text:p text:style-name="P16">downstream Job ( This job have hellotoperson job as downstream. Note: Pass variable(SALUTATION &amp; NAME) from this job to hellotoperson job.) </text:p>
            </text:list-item>
          </text:list>
        </text:list-item>
      </text:list>
      <text:p text:style-name="P5"/>
      <text:p text:style-name="P10"><text:tab/><text:tab/><text:tab/></text:p>
      <text:list xml:id="list15056036435413" text:continue-numbering="true" text:style-name="L2">
        <text:list-item>
          <text:list>
            <text:list-item>
              <text:p text:style-name="P12">nestedview Job ( This job will create a nested view named as 'ninja-jobs' with folders 'simple-jobs' &amp; 'complex-jobs'. simple-jobs will contain helloworld, hellotoperson, Gitclone, buildperiodically and pollscm. complex-jobs will contain upstream and downstream jobs.) </text:p>
            </text:list-item>
          </text:list>
        </text:list-item>
      </text:list>
      <text:p text:style-name="P3"><text:span text:style-name="Source_20_Text"><text:span text:style-name="T1"/></text:span></text:p>
      <text:list xml:id="list4101301545732799617" text:style-name="L3">
        <text:list-header>
          <text:p text:style-name="P41"/>
        </text:list-header>
      </text:list>
      <text:list xml:id="list3970788009276048907" text:style-name="L5">
        <text:list-item>
          <text:list>
            <text:list-header>
              <text:p text:style-name="P36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7T01:50:53.973510666</dc:date>
    <meta:editing-duration>P1DT2H58M46S</meta:editing-duration>
    <meta:editing-cycles>258</meta:editing-cycles>
    <meta:generator>LibreOffice/5.1.6.2$Linux_X86_64 LibreOffice_project/10m0$Build-2</meta:generator>
    <meta:document-statistic meta:table-count="0" meta:image-count="0" meta:object-count="0" meta:page-count="3" meta:paragraph-count="64" meta:word-count="222" meta:character-count="1970" meta:non-whitespace-character-count="1262"/>
  </office:meta>
</office:document-meta>
</file>